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dfbcd" officeooo:paragraph-rsid="000dfbcd"/>
    </style:style>
    <style:style style:name="P2" style:family="paragraph" style:parent-style-name="Standard" style:list-style-name="L1">
      <style:text-properties style:text-underline-style="none" officeooo:rsid="000dfbcd" officeooo:paragraph-rsid="000dfbcd"/>
    </style:style>
    <style:style style:name="P3" style:family="paragraph" style:parent-style-name="Standard" style:list-style-name="L1">
      <style:text-properties style:text-underline-style="none" officeooo:rsid="000e12f5" officeooo:paragraph-rsid="000e12f5"/>
    </style:style>
    <style:style style:name="P4" style:family="paragraph" style:parent-style-name="Standard" style:list-style-name="L1">
      <style:text-properties style:text-underline-style="none" officeooo:rsid="001350ac" officeooo:paragraph-rsid="001350ac"/>
    </style:style>
    <style:style style:name="P5" style:family="paragraph" style:parent-style-name="Standard">
      <style:text-properties style:text-underline-style="none" officeooo:rsid="001350ac" officeooo:paragraph-rsid="001350ac"/>
    </style:style>
    <style:style style:name="P6" style:family="paragraph" style:parent-style-name="Standard">
      <style:text-properties style:text-underline-style="none" officeooo:rsid="0013cf24" officeooo:paragraph-rsid="0013cf24"/>
    </style:style>
    <style:style style:name="P7" style:family="paragraph" style:parent-style-name="Standard" style:list-style-name="L2">
      <style:text-properties style:text-underline-style="none" officeooo:rsid="001491de" officeooo:paragraph-rsid="001491de"/>
    </style:style>
    <style:style style:name="P8" style:family="paragraph" style:parent-style-name="Standard" style:list-style-name="L2">
      <style:text-properties style:text-underline-style="none" officeooo:rsid="00154186" officeooo:paragraph-rsid="0015418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d30b"/>
    </style:style>
    <style:style style:name="T3" style:family="text">
      <style:text-properties officeooo:rsid="00115f8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king up data and complying with GDPR – guide:</text:p>
      <text:list xml:id="list1122191573" text:style-name="L1">
        <text:list-item>
          <text:p text:style-name="P2">Follow the 3-2-1 backup strategy:</text:p>
          <text:list>
            <text:list-item>
              <text:p text:style-name="P2">Create <text:span text:style-name="T1">3</text:span> copies of your data</text:p>
            </text:list-item>
            <text:list-item>
              <text:p text:style-name="P2">Put these copies on <text:span text:style-name="T1">2</text:span> different storage mediums</text:p>
            </text:list-item>
            <text:list-item>
              <text:p text:style-name="P2">Keep <text:span text:style-name="T1">1</text:span> copy of this data off-site</text:p>
            </text:list-item>
          </text:list>
        </text:list-item>
        <text:list-item>
          <text:p text:style-name="P3">Make sure any backups of data is kept as (if not more) secure than the original, live copy of the data, <text:span text:style-name="T2">this likely involves encryption </text:span><text:span text:style-name="T3">(</text:span><text:span text:style-name="T2">such as AES-256</text:span><text:span text:style-name="T3">)</text:span></text:p>
        </text:list-item>
        <text:list-item>
          <text:p text:style-name="P4">Ensure your website includes a GDPR-compliant cookie consent form</text:p>
        </text:list-item>
        <text:list-item>
          <text:p text:style-name="P4">Compose and publish a robust data privacy policy, and ensure the data you retain is safe and confidential</text:p>
        </text:list-item>
        <text:list-item>
          <text:p text:style-name="P4">Conduct a data audit in which you find and remove any personal data collected before GDPR if it is no longer being used lawfully according to GDPR Article 6</text:p>
        </text:list-item>
        <text:list-item>
          <text:p text:style-name="P4">Consider obtaining fresh consent for retaining and processing personal data</text:p>
        </text:list-item>
        <text:list-item>
          <text:p text:style-name="P4">Backup your detailed, accurate records of all data processing</text:p>
        </text:list-item>
        <text:list-item>
          <text:p text:style-name="P4">Backups should be encrypted, and decryption keys stored securely. Off-site data transfers should also include encryption</text:p>
        </text:list-item>
      </text:list>
      <text:p text:style-name="P5"/>
      <text:p text:style-name="P6">How might you ensure the security of IT systems and data?</text:p>
      <text:list xml:id="list519558046" text:style-name="L2">
        <text:list-item>
          <text:p text:style-name="P7">Create regular backups of data</text:p>
        </text:list-item>
        <text:list-item>
          <text:p text:style-name="P8">User access controls</text:p>
        </text:list-item>
        <text:list-item>
          <text:p text:style-name="P8">Strong passwords and MFA</text:p>
        </text:list-item>
        <text:list-item>
          <text:p text:style-name="P8">Make sure wireless networks are secure</text:p>
        </text:list-item>
        <text:list-item>
          <text:p text:style-name="P8">Be wary of suspicious email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9T11:15:16.162614325</meta:creation-date>
    <meta:generator>LibreOffice/7.3.7.2$Linux_X86_64 LibreOffice_project/30$Build-2</meta:generator>
    <dc:date>2025-10-09T12:00:18.419366876</dc:date>
    <meta:editing-duration>PT23M59S</meta:editing-duration>
    <meta:editing-cycles>6</meta:editing-cycles>
    <meta:document-statistic meta:table-count="0" meta:image-count="0" meta:object-count="0" meta:page-count="1" meta:paragraph-count="18" meta:word-count="203" meta:character-count="1137" meta:non-whitespace-character-count="967"/>
  </office:meta>
</office:document-meta>
</file>